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02f64f" officeooo:paragraph-rsid="0002f64f"/>
    </style:style>
    <style:style style:name="P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Arial" fo:font-size="12pt" style:text-underline-style="none" fo:font-weight="normal" officeooo:rsid="0008435e" officeooo:paragraph-rsid="0008435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8435e" officeooo:paragraph-rsid="0008435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a38f6" officeooo:paragraph-rsid="000a38f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bf1c2" officeooo:paragraph-rsid="000bf1c2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c000e" officeooo:paragraph-rsid="000c000e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0f4ff5" officeooo:paragraph-rsid="000f4ff5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12421a" officeooo:paragraph-rsid="0012421a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1494a3" officeooo:paragraph-rsid="001494a3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style:font-name="Arial" fo:font-size="12pt" style:text-underline-style="none" fo:font-weight="normal" officeooo:rsid="001616be" officeooo:paragraph-rsid="001616be" style:font-size-asian="10.5pt" style:font-weight-asian="normal" style:font-size-complex="12pt" style:font-weight-complex="norm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llen :</text:p>
      <text:list xml:id="list6279134665810304758" text:style-name="L1">
        <text:list-item>
          <text:p text:style-name="P3"><text:a xlink:type="simple" xlink:href="https://de.wikipedia.org/wiki/Division_mit_Rest" text:style-name="Internet_20_link" text:visited-style-name="Visited_20_Internet_20_Link">https://de.wikipedia.org/wiki/Division_mit_Rest</text:a></text:p>
        </text:list-item>
        <text:list-item>
          <text:p text:style-name="P4"><text:a xlink:type="simple" xlink:href="https://de.wikipedia.org/wiki/Primzahl" text:style-name="Internet_20_link" text:visited-style-name="Visited_20_Internet_20_Link">https://de.wikipedia.org/wiki/Primzahl</text:a></text:p>
        </text:list-item>
        <text:list-item>
          <text:p text:style-name="P5"><text:a xlink:type="simple" xlink:href="https://de.wikipedia.org/wiki/Eulersche_Phi-Funktion" text:style-name="Internet_20_link" text:visited-style-name="Visited_20_Internet_20_Link"><text:span text:style-name="T1">https://de.wikipedia.org/wiki/Eulersche_Phi-Funktion</text:span></text:a></text:p>
        </text:list-item>
        <text:list-item>
          <text:p text:style-name="P6"><text:a xlink:type="simple" xlink:href="https://de.wikipedia.org/wiki/Teilerfremdheit" text:style-name="Internet_20_link" text:visited-style-name="Visited_20_Internet_20_Link"><text:span text:style-name="T1">https://de.wikipedia.org/wiki/Teilerfremdheit</text:span></text:a></text:p>
        </text:list-item>
        <text:list-item>
          <text:p text:style-name="P7"><text:a xlink:type="simple" xlink:href="https://de.wikipedia.org/wiki/Symmetrisches_Kryptosystem" text:style-name="Internet_20_link" text:visited-style-name="Visited_20_Internet_20_Link">https://de.wikipedia.org/wiki/Symmetrisches_Kryptosystem</text:a></text:p>
        </text:list-item>
        <text:list-item>
          <text:p text:style-name="P8"><text:a xlink:type="simple" xlink:href="https://de.wikipedia.org/wiki/Hybride_Verschlüsselung" text:style-name="Internet_20_link" text:visited-style-name="Visited_20_Internet_20_Link">https://de.wikipedia.org/wiki/Hybride_Verschl%C3%BCsselung</text:a></text:p>
        </text:list-item>
        <text:list-item>
          <text:p text:style-name="P9"><text:a xlink:type="simple" xlink:href="http://www.kryptowissen.de/geschichte-der-kryptographie.html" text:style-name="Internet_20_link" text:visited-style-name="Visited_20_Internet_20_Link">http://www.kryptowissen.de/geschichte-der-kryptographie.html</text:a></text:p>
        </text:list-item>
        <text:list-item>
          <text:p text:style-name="P10"><text:a xlink:type="simple" xlink:href="https://de.wikipedia.org/wiki/Enigma_(Maschine" text:style-name="Internet_20_link" text:visited-style-name="Visited_20_Internet_20_Link">https://de.wikipedia.org/wiki/Enigma_(Maschine</text:a>)</text:p>
        </text:list-item>
        <text:list-item>
          <text:p text:style-name="P10"><text:a xlink:type="simple" xlink:href="https://de.wikipedia.org/wiki/Alan_Turing" text:style-name="Internet_20_link" text:visited-style-name="Visited_20_Internet_20_Link">https://de.wikipedia.org/wiki/Alan_Turing</text:a>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02f64f" officeooo:paragraph-rsid="0002f6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20:07:08.421435948</meta:creation-date>
    <meta:editing-duration>PT4H57M15S</meta:editing-duration>
    <meta:editing-cycles>8</meta:editing-cycles>
    <meta:generator>LibreOffice/5.2.5.1$Windows_x86 LibreOffice_project/0312e1a284a7d50ca85a365c316c7abbf20a4d22</meta:generator>
    <dc:date>2017-09-07T17:17:17.134000000</dc:date>
    <meta:document-statistic meta:table-count="0" meta:image-count="0" meta:object-count="0" meta:page-count="1" meta:paragraph-count="11" meta:word-count="21" meta:character-count="463" meta:non-whitespace-character-count="462"/>
  </office:meta>
</office:document-meta>
</file>